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2a41f" draw:textarea-horizontal-align="justify" draw:textarea-vertical-align="middle" draw:auto-grow-height="false" fo:min-height="2.575cm" fo:min-width="1.9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5cm" fo:min-width="1.6cm"/>
    </style:style>
    <style:style style:name="gr3" style:family="graphic" style:parent-style-name="standard">
      <style:graphic-properties draw:fill-color="#000000" draw:textarea-vertical-align="middle" draw:auto-grow-height="false" fo:min-height="2.569cm" fo:min-width="2.0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.2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3.2cm" svg:x="2.2cm" svg:y="10.603cm">
          <text:p text:style-name="P1"><text:span text:style-name="T1">M</text:span><text:span text:style-name="T1">y</text:span><text:span text:style-name="T1"><text:line-break/></text:span><text:span text:style-name="T1">C</text:span><text:span text:style-name="T1">e</text:span><text:span text:style-name="T1">r</text:span><text:span text:style-name="T1">t</text:span><text:span text:style-name="T1">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8cm" svg:height="1cm" svg:x="5cm" svg:y="11.603cm">
          <text:p text:style-name="P1"><text:line-break/><text:line-break/></text:p>
          <text:p text:style-name="P1"><text:span text:style-name="T2">Signed By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.4cm" svg:height="3.2cm" svg:x="8.2cm" svg:y="10.603cm">
          <text:p text:style-name="P1"><text:span text:style-name="T1">My</text:span><text:span text:style-name="T1"><text:line-break/></text:span><text:span text:style-name="T1">Cert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8cm" svg:height="1cm" svg:x="11cm" svg:y="11.603cm">
          <text:p text:style-name="P1"><text:line-break/><text:line-break/></text:p>
          <text:p text:style-name="P1"><text:span text:style-name="T2">Signe</text:span><text:span text:style-name="T2">d By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.4cm" svg:height="3.2cm" svg:x="14.2cm" svg:y="10.603cm">
          <text:p text:style-name="P1"><text:span text:style-name="T1">My</text:span><text:span text:style-name="T1"><text:line-break/></text:span><text:span text:style-name="T1">Cert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8cm" svg:height="1cm" svg:x="17cm" svg:y="11.603cm">
          <text:p text:style-name="P1"><text:line-break/><text:line-break/></text:p>
          <text:p text:style-name="P1"><text:span text:style-name="T2">Signed By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.4cm" svg:height="3.2cm" svg:x="20.2cm" svg:y="10.603cm">
          <text:p text:style-name="P1"><text:span text:style-name="T1">Root</text:span></text:p>
          <text:p text:style-name="P1"><text:span text:style-name="T1">CA</text:span><text:span text:style-name="T1"><text:line-break/></text:span><text:span text:style-name="T1">Cert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2.595cm" svg:height="2.818cm" draw:transform="skewX (-0.0130899693899575) rotate (-1.58720242176364) translate (24.8cm 9.208cm)">
          <text:p/>
          <draw:enhanced-geometry svg:viewBox="0 0 21600 21600" draw:text-areas="0 0 21600 21600" draw:type="circular-arrow" draw:modifiers="90.992866360094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4" draw:layer="layout" svg:width="2.703cm" svg:height="1.825cm" svg:x="24.6cm" svg:y="9.603cm">
          <draw:text-box>
            <text:p>Self</text:p>
            <text:p>Sign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0:08:02.425351859</meta:creation-date>
    <dc:date>2018-03-23T12:39:37.795602058</dc:date>
    <meta:editing-duration>PT2H5S</meta:editing-duration>
    <meta:editing-cycles>12</meta:editing-cycles>
    <meta:generator>LibreOffice/5.1.6.2$Linux_X86_64 LibreOffice_project/10m0$Build-2</meta:generator>
    <meta:document-statistic meta:object-count="9"/>
  </office:meta>
</office:document-meta>
</file>